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2.379cm" fo:min-width="6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531cm" fo:min-width="18.0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7.735cm" fo:min-width="17.948cm" fo:padding-top="0.151cm" fo:padding-bottom="0.151cm" fo:padding-left="0.276cm" fo:padding-right="0.276cm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center" draw:textarea-vertical-align="middle" draw:auto-grow-height="false" fo:min-height="1.096cm" fo:min-width="9.79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798cm" fo:min-width="9.698cm" fo:padding-top="0.151cm" fo:padding-bottom="0.151cm" fo:padding-left="0.276cm" fo:padding-right="0.276cm"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596cm" fo:min-width="8.4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0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3" style:family="graphic">
      <style:graphic-properties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cm" fo:min-width="0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zxx" fo:country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zxx" fo:country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zxx" fo:country="none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4.887cm" svg:y="-0.607cm"/>
          <draw:glue-point draw:id="19" svg:x="4.887cm" svg:y="-2.076cm"/>
          <draw:glue-point draw:id="20" svg:x="4.887cm" svg:y="-0.607cm"/>
          <draw:glue-point draw:id="21" svg:x="5.03cm" svg:y="-2.736cm"/>
          <draw:glue-point draw:id="22" svg:x="5.03cm" svg:y="-1.078cm"/>
          <draw:glue-point draw:id="23" svg:x="5.037cm" svg:y="-3.428cm"/>
          <draw:custom-shape draw:style-name="gr2" draw:text-style-name="P2" draw:layer="layout" svg:width="7.25cm" svg:height="0.679cm" svg:x="1.4cm" svg:y="6.27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BackLigh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7.25cm" svg:height="2.588cm" svg:x="1.4cm" svg:y="6.958cm">
            <draw:glue-point draw:id="4" svg:x="4.887cm" svg:y="-1.637cm"/>
            <draw:glue-point draw:id="5" svg:x="4.887cm" svg:y="2.28cm"/>
            <text:p text:style-name="P3"><text:span text:style-name="T2">- backlight_manager:Thread</text:span></text:p>
            <text:p text:style-name="P3"><text:span text:style-name="T2">- running: Event # Thread run control/status</text:span></text:p>
            <text:p text:style-name="P3"><text:span text:style-name="T2">- DAC_CONST</text:span></text:p>
            <text:p text:style-name="P3"><text:span text:style-name="T2">- ADJUST_CONST</text:span></text:p>
            <text:p text:style-name="P3"><text:span text:style-name="T2">- ALS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7.25cm" svg:height="4.145cm" svg:x="1.4cm" svg:y="9.26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- write_dac((self, value: int, eeprom: bool)</text:span></text:p>
            <text:p text:style-name="P3"><text:span text:style-name="T2">- initialize_sensor()</text:span></text:p>
            <text:p text:style-name="P3"><text:span text:style-name="T2">- read_visible_light()</text:span></text:p>
            <text:p text:style-name="P3"><text:span text:style-name="T2">- interpolate_backlight(als_value:int)</text:span></text:p>
            <text:p text:style-name="P3"><text:span text:style-name="T2">- backlight_manager()</text:span></text:p>
            <text:p text:style-name="P3"><text:span text:style-name="T2">+ start() # Start BLAA thread</text:span></text:p>
            <text:p text:style-name="P3"><text:span text:style-name="T2">+ stop() # Stop BLAA thread</text:span></text:p>
            <text:p text:style-name="P3"><text:span text:style-name="T2">+ off() # Stop and set BLAA to off</text:span></text:p>
            <text:p text:style-name="P3"><text:span text:style-name="T2">+ maximum() #Stop and set BLAA to max</text:span></text:p>
            <text:p text:style-name="P3"><text:span text:style-name="T2">+ read_senso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1">
            <draw:glue-point draw:id="4" svg:x="3.003cm" svg:y="-4.997cm"/>
            <draw:glue-point draw:id="5" svg:x="1.006cm" svg:y="-4.997cm"/>
            <draw:glue-point draw:id="6" svg:x="-0.99cm" svg:y="-4.997cm"/>
            <draw:glue-point draw:id="7" svg:x="-2.987cm" svg:y="-4.997cm"/>
            <draw:glue-point draw:id="8" svg:x="-4.988cm" svg:y="-2.495cm"/>
            <draw:glue-point draw:id="9" svg:x="-4.996cm" svg:y="2.495cm"/>
            <draw:glue-point draw:id="10" svg:x="-3.003cm" svg:y="4.997cm"/>
            <draw:glue-point draw:id="11" svg:x="-1.006cm" svg:y="4.997cm"/>
            <draw:glue-point draw:id="12" svg:x="0.99cm" svg:y="4.997cm"/>
            <draw:glue-point draw:id="13" svg:x="2.987cm" svg:y="4.997cm"/>
            <draw:glue-point draw:id="14" svg:x="4.987cm" svg:y="2.495cm"/>
            <draw:glue-point draw:id="15" svg:x="4.995cm" svg:y="-2.495cm"/>
            <draw:custom-shape draw:style-name="gr5" draw:text-style-name="P6" xml:id="id1" draw:id="id1" draw:layer="layout" svg:width="18.5cm" svg:height="1.735cm" draw:transform="skewX (0.0172787595947439) translate (1cm 1cm)">
              <draw:glue-point draw:id="4" svg:x="0.99cm" svg:y="4.997cm"/>
              <draw:glue-point draw:id="5" svg:x="2.987cm" svg:y="4.997cm"/>
              <draw:glue-point draw:id="6" svg:x="-1.006cm" svg:y="4.997cm"/>
              <draw:glue-point draw:id="7" svg:x="-3.003cm" svg:y="4.997cm"/>
              <draw:glue-point draw:id="8" svg:x="-4.996cm" svg:y="2.495cm"/>
              <draw:glue-point draw:id="9" svg:x="-4.988cm" svg:y="-2.495cm"/>
              <draw:glue-point draw:id="10" svg:x="-2.987cm" svg:y="-4.997cm"/>
              <draw:glue-point draw:id="11" svg:x="-0.99cm" svg:y="-4.997cm"/>
              <draw:glue-point draw:id="12" svg:x="1.006cm" svg:y="-4.997cm"/>
              <draw:glue-point draw:id="13" svg:x="3.003cm" svg:y="-4.997cm"/>
              <draw:glue-point draw:id="14" svg:x="4.995cm" svg:y="-2.495cm"/>
              <draw:glue-point draw:id="15" svg:x="4.987cm" svg:y="2.495cm"/>
              <draw:glue-point draw:id="16" svg:x="-0.475cm" svg:y="0.277cm" draw:align="top-right"/>
              <draw:glue-point draw:id="17" svg:x="-0.479cm" svg:y="0.527cm" draw:align="top-right"/>
              <text:p text:style-name="P5"><text:span text:style-name="T3">backlighting</text:span></text:p>
              <draw:enhanced-geometry svg:viewBox="0 0 21600 21600" draw:type="rectangle" draw:enhanced-path="M 0 0 L 21600 0 21600 21600 0 21600 0 0 Z N"/>
            </draw:custom-shape>
            <draw:connector draw:style-name="gr6" draw:text-style-name="P7" draw:layer="layout" draw:type="line" svg:x1="19.025cm" svg:y1="1.277cm" svg:x2="19.021cm" svg:y2="1.527cm" draw:start-shape="id1" draw:start-glue-point="16" draw:end-shape="id1" draw:end-glue-point="17" svg:d="M19025 1277l-4 250" svg:viewBox="0 0 5 251">
              <text:p/>
            </draw:connector>
          </draw:g>
          <draw:custom-shape draw:style-name="gr7" draw:text-style-name="P8" draw:layer="layout" svg:width="18.5cm" svg:height="18.037cm" svg:x="1cm" svg:y="2.713cm">
            <text:p/>
            <draw:enhanced-geometry svg:viewBox="0 0 21600 21600" draw:type="rectangle" draw:enhanced-path="M 0 0 L 21600 0 21600 21600 0 21600 0 0 Z N"/>
          </draw:custom-shape>
        </draw:g>
        <draw:g draw:style-name="gr1" xml:id="id11" draw:id="id11">
          <draw:g draw:style-name="gr1">
            <draw:glue-point draw:id="4" svg:x="3cm" svg:y="-5cm"/>
            <draw:glue-point draw:id="5" svg:x="1cm" svg:y="-5cm"/>
            <draw:glue-point draw:id="6" svg:x="-1cm" svg:y="-5cm"/>
            <draw:glue-point draw:id="7" svg:x="-3cm" svg:y="-5cm"/>
            <draw:glue-point draw:id="8" svg:x="-5cm" svg:y="-2.5cm"/>
            <draw:glue-point draw:id="9" svg:x="-5cm" svg:y="2.5cm"/>
            <draw:glue-point draw:id="10" svg:x="-3cm" svg:y="5cm"/>
            <draw:glue-point draw:id="11" svg:x="-1cm" svg:y="5cm"/>
            <draw:glue-point draw:id="12" svg:x="1cm" svg:y="5cm"/>
            <draw:glue-point draw:id="13" svg:x="3cm" svg:y="5cm"/>
            <draw:glue-point draw:id="14" svg:x="5cm" svg:y="2.5cm"/>
            <draw:glue-point draw:id="15" svg:x="5cm" svg:y="-2.5cm"/>
            <draw:custom-shape draw:style-name="gr8" draw:text-style-name="P6" xml:id="id2" draw:id="id2" draw:layer="layout" svg:width="10.25cm" svg:height="1.3cm" svg:x="0.95cm" svg:y="23.1cm">
              <draw:glue-point draw:id="4" svg:x="1cm" svg:y="5cm"/>
              <draw:glue-point draw:id="5" svg:x="3cm" svg:y="5cm"/>
              <draw:glue-point draw:id="6" svg:x="-1cm" svg:y="5cm"/>
              <draw:glue-point draw:id="7" svg:x="-3cm" svg:y="5cm"/>
              <draw:glue-point draw:id="8" svg:x="-5cm" svg:y="2.5cm"/>
              <draw:glue-point draw:id="9" svg:x="-5cm" svg:y="-2.5cm"/>
              <draw:glue-point draw:id="10" svg:x="-3cm" svg:y="-5cm"/>
              <draw:glue-point draw:id="11" svg:x="-1cm" svg:y="-5cm"/>
              <draw:glue-point draw:id="12" svg:x="1cm" svg:y="-5cm"/>
              <draw:glue-point draw:id="13" svg:x="3cm" svg:y="-5cm"/>
              <draw:glue-point draw:id="14" svg:x="5cm" svg:y="-2.5cm"/>
              <draw:glue-point draw:id="15" svg:x="5cm" svg:y="2.5cm"/>
              <draw:glue-point draw:id="16" svg:x="-0.47cm" svg:y="0.277cm" draw:align="top-right"/>
              <draw:glue-point draw:id="17" svg:x="-0.47cm" svg:y="0.527cm" draw:align="top-right"/>
              <text:p text:style-name="P5"><text:span text:style-name="T3">i2c_service</text:span></text:p>
              <draw:enhanced-geometry svg:viewBox="0 0 21600 21600" draw:type="rectangle" draw:enhanced-path="M 0 0 L 21600 0 21600 21600 0 21600 0 0 Z N"/>
            </draw:custom-shape>
            <draw:connector draw:style-name="gr9" draw:text-style-name="P7" draw:layer="layout" draw:type="line" svg:x1="10.73cm" svg:y1="23.377cm" svg:x2="10.73cm" svg:y2="23.627cm" draw:start-shape="id2" draw:start-glue-point="16" draw:end-shape="id2" draw:end-glue-point="17" svg:d="M10730 23377v250" svg:viewBox="0 0 1 251">
              <text:p/>
            </draw:connector>
          </draw:g>
          <draw:custom-shape draw:style-name="gr10" draw:text-style-name="P8" draw:layer="layout" svg:width="10.25cm" svg:height="4.1cm" svg:x="0.95cm" svg:y="24.4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11" draw:text-style-name="P2" draw:layer="layout" svg:width="8.9cm" svg:height="0.679cm" svg:x="1.8cm" svg:y="24.81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I2C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8.9cm" svg:height="0.805cm" svg:x="1.8cm" svg:y="25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8.9cm" svg:height="1.781cm" svg:x="1.8cm" svg:y="26.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read_byte(self, device: int, register: int)</text:span></text:p>
            <text:p text:style-name="P3"><text:span text:style-name="T2">+ write_byte(self, device: int, register: int, value: int)</text:span></text:p>
            <text:p text:style-name="P3"><text:span text:style-name="T2">+ read_block(self, device: int, register: int, length: int)</text:span></text:p>
            <text:p text:style-name="P3"><text:span text:style-name="T2">+ write_block(self, device: int, register: int, data: lis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14" draw:text-style-name="P2" draw:layer="layout" svg:width="4.95cm" svg:height="1.153cm" svg:x="9.25cm" svg:y="8.59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constants»</text:span></text:p>
            <text:p text:style-name="P1"><text:span text:style-name="T1">ALS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4.95cm" svg:height="3.703cm" svg:x="9.25cm" svg:y="9.74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9"><text:span text:style-name="T4"># TSL2591 - Ambient Light Sensor</text:span></text:p>
            <text:p text:style-name="P9"><text:span text:style-name="T4">TSL2591_ADDRESS <text:s text:c="3"/>= 0x29</text:span></text:p>
            <text:p text:style-name="P9"><text:span text:style-name="T4">ENABLE_REGISTER <text:s text:c="3"/>= 0x00</text:span></text:p>
            <text:p text:style-name="P9"><text:span text:style-name="T4">CONTROL_REGISTER= 0x01</text:span></text:p>
            <text:p text:style-name="P9"><text:span text:style-name="T4">VISIBLE_LIGHT_LOW <text:s/>= 0x14</text:span></text:p>
            <text:p text:style-name="P9"><text:span text:style-name="T4">VISIBLE_LIGHT_HIGH = 0x15</text:span></text:p>
            <text:p text:style-name="P9"><text:span text:style-name="T4">COMMAND_BIT</text:span><text:span text:style-name="T4"><text:tab/></text:span><text:span text:style-name="T4"> <text:s text:c="5"/>= 0xA0</text:span></text:p>
            <text:p text:style-name="P9"><text:span text:style-name="T4">ENABLE_POWER_ON = 0x01</text:span></text:p>
            <text:p text:style-name="P9"><text:span text:style-name="T4">ENABLE_ALS</text:span><text:span text:style-name="T4"><text:tab/></text:span><text:span text:style-name="T4"> <text:s text:c="6"/>= 0x02</text:span></text:p>
            <text:p text:style-name="P9"><text:span text:style-name="T4">GAIN_MEDIUM</text:span><text:span text:style-name="T4"><text:tab/></text:span><text:span text:style-name="T4"> <text:s text:c="6"/>= 0x10</text:span></text:p>
            <text:p text:style-name="P9"><text:span text:style-name="T4">INTEGRATION_TIME <text:s text:c="3"/>= 0x0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6" draw:text-style-name="P12" draw:layer="layout" svg:width="6.048cm" svg:height="1.153cm" svg:x="12.702cm" svg:y="16.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1"><text:span text:style-name="T1">«utility»</text:span></text:p>
            <text:p text:style-name="P11"><text:span text:style-name="T1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6.048cm" svg:height="0.679cm" svg:x="12.702cm" svg:y="17.6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3"><text:span text:style-name="T1">+ oradio_log(level, messag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8" draw:text-style-name="P15" draw:layer="layout" svg:x1="8.248cm" svg:y1="13.409cm" svg:x2="16.33cm" svg:y2="16.5cm" draw:start-shape="id3" draw:start-glue-point="10" draw:end-shape="id4" draw:end-glue-point="12" svg:d="M8248 13409v1545h8082v1546" svg:viewBox="0 0 8083 3092">
          <text:p/>
        </draw:connector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19" draw:text-style-name="P2" draw:layer="layout" svg:width="3.55cm" svg:height="1.153cm" svg:x="4.3cm" svg:y="16.5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utility&gt;&gt;</text:span></text:p>
            <text:p text:style-name="P1"><text:span text:style-name="T1">Th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3.55cm" svg:height="0.688cm" svg:x="4.3cm" svg:y="17.703cm">
            <text:p text:style-name="P3"><text:span text:style-name="T2">Threading.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3.55cm" svg:height="1.781cm" svg:x="4.3cm" svg:y="18.39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start()</text:span></text:p>
            <text:p text:style-name="P3"><text:span text:style-name="T2">+ run()</text:span></text:p>
            <text:p text:style-name="P3"><text:span text:style-name="T2">+ join()</text:span></text:p>
            <text:p text:style-name="P3"><text:span text:style-name="T2">+ is_aliv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2" draw:text-style-name="P15" draw:layer="layout" svg:x1="8.65cm" svg:y1="7.894cm" svg:x2="10.24cm" svg:y2="8.594cm" draw:start-shape="id3" draw:start-glue-point="21" draw:end-shape="id5" draw:end-glue-point="10" svg:d="M8650 7894h1590v700" svg:viewBox="0 0 1591 701">
          <text:p/>
        </draw:connector>
        <draw:g draw:style-name="gr23" xml:id="id6" draw:id="id6">
          <draw:polygon draw:style-name="gr24" draw:text-style-name="P17" draw:layer="layout" svg:width="6.299cm" svg:height="1.499cm" svg:x="1.95cm" svg:y="3.25cm" svg:viewBox="0 0 6300 1500" draw:points="6300,375 6300,1500 0,1500 0,0 5355,0">
            <text:p text:style-name="P16"><text:span text:style-name="T5">BLAA=BackLighingAutoAdjust</text:span></text:p>
          </draw:polygon>
          <draw:path draw:style-name="gr25" draw:text-style-name="P17" draw:layer="layout" svg:width="0.789cm" svg:height="0.313cm" svg:x="7.383cm" svg:y="3.28cm" svg:viewBox="0 0 790 314" svg:d="M0 0c263 105 527 209 790 314-263 0-527 0-790 0 0-105 0-209 0-314z">
            <text:p/>
          </draw:path>
        </draw:g>
        <draw:connector draw:style-name="gr26" draw:text-style-name="P18" draw:layer="layout" svg:x1="5.1cm" svg:y1="4.75cm" svg:x2="3.416cm" svg:y2="6.281cm" draw:start-shape="id6" draw:start-glue-point="2" draw:end-shape="id3" draw:end-glue-point="5" svg:d="M5100 4750v764h-1684v767" svg:viewBox="0 0 1685 1532">
          <text:p/>
        </draw:connector>
        <draw:g draw:style-name="gr1" xml:id="id7" draw:id="id7">
          <draw:custom-shape draw:style-name="gr27" draw:text-style-name="P2" draw:layer="layout" svg:width="4.35cm" svg:height="1.153cm" svg:x="14.65cm" svg:y="8.59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constants»</text:span></text:p>
            <text:p text:style-name="P1"><text:span text:style-name="T1">DAC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4.35cm" svg:height="3.703cm" svg:x="14.65cm" svg:y="9.74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9"><text:span text:style-name="T4"># MCP4725 - D/A Converter</text:span></text:p>
            <text:p text:style-name="P9"><text:span text:style-name="T4">MCP4725_ADDRESS = 0x60</text:span></text:p>
            <text:p text:style-name="P9"><text:span text:style-name="T4">SAVE_PERSISTENT <text:s text:c="2"/>= 0x60</text:span></text:p>
            <text:p text:style-name="P9"><text:span text:style-name="T4">SAVE_VOLATILE <text:s text:c="2"/>= 0x40</text:span></text:p>
            <text:p text:style-name="P9"><text:span text:style-name="T4">ALS_MIN <text:s text:c="8"/></text:span><text:span text:style-name="T4"><text:tab/></text:span><text:span text:style-name="T4">= 52.5</text:span></text:p>
            <text:p text:style-name="P9"><text:span text:style-name="T4">ALS_MID <text:s text:c="8"/></text:span><text:span text:style-name="T4"><text:tab/></text:span><text:span text:style-name="T4">= 375</text:span></text:p>
            <text:p text:style-name="P9"><text:span text:style-name="T4">ALS_MAX</text:span><text:span text:style-name="T4"><text:tab/></text:span><text:span text:style-name="T4">= 1500</text:span></text:p>
            <text:p text:style-name="P9"><text:span text:style-name="T4">BACKLIGHT_OFF <text:s/>= 4095</text:span></text:p>
            <text:p text:style-name="P9"><text:span text:style-name="T4">BACKLIGHT_MIN <text:s text:c="2"/>= 3800</text:span></text:p>
            <text:p text:style-name="P9"><text:span text:style-name="T4">BACKLIGHT_MID <text:s text:c="2"/>= 3300</text:span></text:p>
            <text:p text:style-name="P9"><text:span text:style-name="T4">BACKLIGHT_MAX <text:s/>= 300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custom-shape draw:style-name="gr29" draw:text-style-name="P2" draw:layer="layout" svg:width="4.8cm" svg:height="1.153cm" svg:x="14cm" svg:y="3.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constants»</text:span></text:p>
            <text:p text:style-name="P1"><text:span text:style-name="T1">ADJUST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4.8cm" svg:height="1.477cm" svg:x="14cm" svg:y="4.6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9"><text:span text:style-name="T4">TRANSITION_TIME <text:s text:c="8"/>= 10.0</text:span></text:p>
            <text:p text:style-name="P9"><text:span text:style-name="T4">ADJUST_INTERVAL <text:s text:c="7"/>= 0.5</text:span></text:p>
            <text:p text:style-name="P9"><text:span text:style-name="T4">CHANGE_THRESHOLD <text:s/>= 5 </text:span></text:p>
            <text:p text:style-name="P9"><text:span text:style-name="T4">THREAD_TIMEOUT <text:s text:c="8"/>= 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1" draw:text-style-name="P15" draw:layer="layout" svg:x1="8.65cm" svg:y1="7.4cm" svg:x2="16.825cm" svg:y2="8.594cm" draw:start-shape="id3" draw:start-glue-point="23" draw:end-shape="id7" draw:end-glue-point="0" svg:d="M8650 7400h8175v1194" svg:viewBox="0 0 8176 1195">
          <text:p/>
        </draw:connector>
        <draw:connector draw:style-name="gr32" draw:text-style-name="P15" draw:layer="layout" svg:x1="8.649cm" svg:y1="6.915cm" svg:x2="14cm" svg:y2="4.815cm" draw:start-shape="id3" draw:start-glue-point="13" draw:end-shape="id8" draw:end-glue-point="3" svg:d="M8649 6915h2676v-2100h2675" svg:viewBox="0 0 5352 2101">
          <text:p/>
        </draw:connector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33" draw:text-style-name="P2" draw:layer="layout" svg:width="3.75cm" svg:height="1.153cm" svg:x="8.35cm" svg:y="16.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utility&gt;&gt;</text:span></text:p>
            <text:p text:style-name="P1"><text:span text:style-name="T1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3.75cm" svg:height="0.688cm" svg:x="8.35cm" svg:y="17.653cm">
            <text:p text:style-name="P3"><text:span text:style-name="T2">Threading.Ev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3.75cm" svg:height="1.781cm" svg:x="8.35cm" svg:y="18.34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is_set()</text:span></text:p>
            <text:p text:style-name="P3"><text:span text:style-name="T2">+ set()</text:span></text:p>
            <text:p text:style-name="P3"><text:span text:style-name="T2">+ clearl()</text:span></text:p>
            <text:p text:style-name="P3"><text:span text:style-name="T2">+ wai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6" draw:text-style-name="P15" draw:layer="layout" draw:line-skew="0.382cm" svg:x1="6.636cm" svg:y1="13.409cm" svg:x2="9.393cm" svg:y2="16.501cm" draw:start-shape="id3" draw:start-glue-point="9" draw:end-shape="id9" draw:end-glue-point="5" svg:d="M6636 13409v1927h2757v1165" svg:viewBox="0 0 2758 3093">
          <text:p/>
        </draw:connector>
        <draw:connector draw:style-name="gr37" draw:text-style-name="P15" draw:layer="layout" svg:x1="3.416cm" svg:y1="13.409cm" svg:x2="5.287cm" svg:y2="16.551cm" draw:start-shape="id3" draw:start-glue-point="8" draw:end-shape="id10" draw:end-glue-point="5" svg:d="M3416 13409v1570h1871v1572" svg:viewBox="0 0 1872 3143">
          <text:p/>
        </draw:connector>
        <draw:connector draw:style-name="gr38" draw:text-style-name="P15" draw:layer="layout" draw:line-skew="3.407cm" svg:x1="1.805cm" svg:y1="13.409cm" svg:x2="6.075cm" svg:y2="23.1cm" draw:start-shape="id3" draw:start-glue-point="7" draw:end-shape="id11" svg:d="M1805 13409v8252h4270v1439" svg:viewBox="0 0 4271 96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15:08:38.433065600</meta:creation-date>
    <meta:editing-duration>P1DT4H47M21S</meta:editing-duration>
    <meta:editing-cycles>33</meta:editing-cycles>
    <meta:generator>LibreOffice/25.8.2.2$Windows_X86_64 LibreOffice_project/d401f2107ccab8f924a8e2df40f573aab7605b6f</meta:generator>
    <dc:date>2025-11-23T12:35:59.301149700</dc:date>
    <meta:print-date>2025-11-12T14:27:39.713796600</meta:print-date>
    <meta:printed-by>PDF files</meta:printed-by>
    <meta:document-statistic meta:object-count="49"/>
  </office:meta>
</office:document-meta>
</file>